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555cm"/>
    </style:style>
    <style:style style:name="gr5" style:family="graphic" style:parent-style-name="standard">
      <style:graphic-properties draw:stroke="none" draw:fill="none" fo:min-height="1.89cm"/>
    </style:style>
    <style:style style:name="gr6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0.1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19.967cm"/>
    </style:style>
    <style:style style:name="gr12" style:family="graphic" style:parent-style-name="standard">
      <style:graphic-properties draw:stroke="none" draw:fill="none" fo:min-height="2.703cm"/>
    </style:style>
    <style:style style:name="gr13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text-properties fo:font-size="70pt" style:font-size-asian="70pt" style:font-size-complex="70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9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0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5" style:family="text">
      <style:text-properties fo:color="#ff2c38" style:font-name="Menlo-Regular1" fo:font-size="40pt" style:font-name-asian="Menlo-Regular1" style:font-size-asian="40pt" style:font-name-complex="Menlo-Regular1" style:font-size-complex="40pt"/>
    </style:style>
    <style:style style:name="T6" style:family="text">
      <style:text-properties fo:color="#e47c48" style:font-name="Menlo-Regular1" fo:font-size="30pt" style:font-name-asian="Menlo-Regular1" style:font-size-asian="30pt" style:font-name-complex="Menlo-Regular1" style:font-size-complex="30pt"/>
    </style:style>
    <style:style style:name="T7" style:family="text">
      <style:text-properties fo:color="#ff2c38" style:font-name="Menlo-Regular1" fo:font-size="30pt" style:font-name-asian="Menlo-Regular1" style:font-size-asian="30pt" style:font-name-complex="Menlo-Regular1" style:font-size-complex="30pt"/>
    </style:style>
    <style:style style:name="T8" style:family="text">
      <style:text-properties fo:color="#41cc45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fo:color="#e47c48" style:font-name="Menlo-Regular1" fo:font-size="26pt" style:font-name-asian="Menlo-Regular1" style:font-size-asian="26pt" style:font-name-complex="Menlo-Regular1" style:font-size-complex="26pt"/>
    </style:style>
    <style:style style:name="T10" style:family="text">
      <style:text-properties fo:color="#ff2c38" style:font-name="Menlo-Regular1" fo:font-size="26pt" style:font-name-asian="Menlo-Regular1" style:font-size-asian="26pt" style:font-name-complex="Menlo-Regular1" style:font-size-complex="26pt"/>
    </style:style>
    <style:style style:name="T11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12" style:family="text">
      <style:text-properties fo:color="#00a0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2c38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86d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7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8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9" style:family="text">
      <style:text-properties fo:color="#41cc45" style:font-name="Menlo-Regular1" fo:font-size="30pt" style:font-name-asian="Menlo-Regular1" style:font-size-asian="30pt" style:font-name-complex="Menlo-Regular1" style:font-size-complex="30pt"/>
    </style:style>
    <style:style style:name="T20" style:family="text">
      <style:text-properties fo:color="#d31895" style:font-name="Menlo-Regular1" fo:font-size="22pt" style:font-name-asian="Menlo-Regular1" style:font-size-asian="22pt" style:font-name-complex="Menlo-Regular1" style:font-size-complex="22pt"/>
    </style:style>
    <style:style style:name="T21" style:family="text">
      <style:text-properties fo:color="#ffffff" style:font-name="Menlo-Regular1" fo:font-size="22pt" style:font-name-asian="Menlo-Regular1" style:font-size-asian="22pt" style:font-name-complex="Menlo-Regular1" style:font-size-complex="22pt"/>
    </style:style>
    <style:style style:name="T22" style:family="text">
      <style:text-properties fo:color="#00a0ff" style:font-name="Menlo-Regular1" fo:font-size="22pt" style:font-name-asian="Menlo-Regular1" style:font-size-asian="22pt" style:font-name-complex="Menlo-Regular1" style:font-size-complex="22pt"/>
    </style:style>
    <style:style style:name="T23" style:family="text">
      <style:text-properties fo:color="#ff2c38" style:font-name="Menlo-Regular1" fo:font-size="22pt" style:font-name-asian="Menlo-Regular1" style:font-size-asian="22pt" style:font-name-complex="Menlo-Regular1" style:font-size-complex="22pt"/>
    </style:style>
    <style:style style:name="T24" style:family="text">
      <style:text-properties fo:color="#41cc45" style:font-name="Menlo-Regular1" fo:font-size="22pt" style:font-name-asian="Menlo-Regular1" style:font-size-asian="22pt" style:font-name-complex="Menlo-Regular1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a0ff" style:font-name="Menlo-Regular1" fo:font-size="55pt" style:letter-kerning="true" style:font-name-asian="Menlo-Regular1" style:font-size-asian="55pt" style:font-name-complex="Menlo-Regular1" style:font-size-complex="55pt"/>
    </style:style>
    <style:style style:name="T27" style:family="text">
      <style:text-properties fo:color="#00a0ff" style:font-name="Menlo-Regular1" fo:font-size="55pt" style:font-name-asian="Menlo-Regular1" style:font-size-asian="55pt" style:font-name-complex="Menlo-Regular1" style:font-size-complex="55pt"/>
    </style:style>
    <style:style style:name="T28" style:family="text">
      <style:text-properties fo:color="#d31895" style:font-name="Menlo-Regular1" fo:font-size="55pt" style:font-name-asian="Menlo-Regular1" style:font-size-asian="55pt" style:font-name-complex="Menlo-Regular1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cm" svg:y="0.5cm">
          <draw:image xlink:href="../images/link-to-speakerdec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27.999cm" svg:height="14.943cm" svg:x="0.005cm" svg:y="3.07cm">
          <draw:image xlink:href="../images/diagrams/IMG_93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3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5" draw:layer="layout" svg:width="25.199cm" svg:height="3.506cm" svg:x="1.001cm" svg:y="8.894cm" presentation:class="title" presentation:user-transformed="true">
          <draw:text-box>
            <text:p><text:span text:style-name="T3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5" draw:layer="layout" svg:width="25.199cm" svg:height="3.506cm" svg:x="1.003cm" svg:y="8.894cm" presentation:class="title" presentation:user-transformed="true">
          <draw:text-box>
            <text:p><text:span text:style-name="T3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It is a Rare Case</text:span></text:p>
          </draw:text-box>
        </draw:frame>
        <draw:frame presentation:style-name="pr1" draw:text-style-name="P5" draw:layer="layout" svg:width="10.599cm" svg:height="3.506cm" svg:x="13.201cm" svg:y="12.294cm" presentation:class="title" presentation:user-transformed="true">
          <draw:text-box>
            <text:p><text:span text:style-name="T3">Isn't it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7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7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7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4" draw:layer="layout" svg:width="25cm" svg:height="16.85cm" svg:x="1.5cm" svg:y="2.2cm">
          <draw:image xlink:href="../images/sub-project/4-library-targets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4" draw:text-style-name="P9" draw:layer="layout" svg:width="27.2cm" svg:height="2.805cm" svg:x="0.5cm" svg:y="5.585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5" draw:text-style-name="P9" draw:layer="layout" svg:width="24.717cm" svg:height="2.14cm" svg:x="0.5cm" svg:y="13.7cm">
          <draw:text-box>
            <text:p text:style-name="P8"><text:span text:style-name="T4">#import </text:span><text:span text:style-name="T5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presentation:style-name="pr1" draw:text-style-name="P2" draw:layer="layout" svg:width="25.199cm" svg:height="3.506cm" svg:x="1.005cm" svg:y="7.616cm" presentation:class="title" presentation:user-transformed="true">
          <draw:text-box>
            <text:p><text:span text:style-name="T1">Incapsu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4" draw:layer="layout" svg:width="25cm" svg:height="10.07cm" svg:x="1.6cm" svg:y="5.4cm">
          <draw:image xlink:href="../images/sub-project/5-Non-Recursiv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5" draw:text-style-name="P9" draw:layer="layout" svg:width="24.717cm" svg:height="2.14cm" svg:x="1.083cm" svg:y="1.4cm">
          <draw:text-box>
            <text:p text:style-name="P8"><text:span text:style-name="T4">#import </text:span><text:span text:style-name="T5">"AFHTTPRequestOperation.h"</text:span></text:p>
          </draw:text-box>
        </draw:frame>
        <draw:frame draw:style-name="gr2" draw:text-style-name="P4" draw:layer="layout" svg:width="27cm" svg:height="10.79cm" svg:x="0.5cm" svg:y="6.5cm">
          <draw:image xlink:href="../images/sub-project/3-us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5" draw:text-style-name="P9" draw:layer="layout" svg:width="26.537cm" svg:height="2.14cm" svg:x="0.6cm" svg:y="1.86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2" draw:text-style-name="P4" draw:layer="layout" svg:width="27cm" svg:height="10.71cm" svg:x="0.465cm" svg:y="6.819cm">
          <draw:image xlink:href="../images/sub-project/2-head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3.506cm" svg:x="1.2cm" svg:y="8.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6" draw:text-style-name="P4" draw:layer="layout" svg:x1="7.9cm" svg:y1="7.2cm" svg:x2="19.9cm" svg:y2="11.49cm" draw:start-shape="id1" draw:end-shape="id2" svg:d="m7900 7200v2145h12000v2145" svg:viewBox="0 0 12001 4291">
          <text:p/>
        </draw:connector>
        <draw:line draw:style-name="gr7" draw:text-style-name="P4" draw:layer="layout" svg:x1="19.9cm" svg:y1="9.4cm" svg:x2="19.9cm" svg:y2="11.49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8" draw:text-style-name="P3" draw:layer="layout" svg:width="26.811cm" svg:height="20.489cm" svg:x="0.189cm" svg:y="0.431cm">
          <draw:text-box>
            <text:p><text:span text:style-name="T2">&lt;plist version="1.0"&gt;</text:span></text:p>
            <text:p><text:span text:style-name="T2">&lt;dict&gt;</text:span></text:p>
            <text:p><text:span text:style-name="T2"><text:tab/></text:span><text:span text:style-name="T2">&lt;key&gt;CFBundleDevelopmentRegion&lt;/key&gt;</text:span></text:p>
            <text:p><text:span text:style-name="T2"><text:tab/></text:span><text:span text:style-name="T2">&lt;string&gt;English&lt;/string&gt;</text:span></text:p>
            <text:p text:style-name="P8"><text:span text:style-name="T2"><text:tab/></text:span><text:span text:style-name="T2">&lt;key&gt;</text:span><text:span text:style-name="T6">CFBundleIdentifier</text:span><text:span text:style-name="T2">&lt;/key&gt;</text:span></text:p>
            <text:p text:style-name="P8"><text:span text:style-name="T2"><text:tab/></text:span><text:span text:style-name="T2">&lt;string&gt;</text:span><text:span text:style-name="T6">org.ocmock</text:span><text:span text:style-name="T2">&lt;/string&gt;</text:span></text:p>
            <text:p><text:span text:style-name="T2"><text:tab/></text:span><text:span text:style-name="T2">&lt;key&gt;CFBundleInfoDictionaryVersion&lt;/key&gt;</text:span></text:p>
            <text:p><text:span text:style-name="T2"><text:tab/></text:span><text:span text:style-name="T2">&lt;string&gt;6.0&lt;/string&gt;</text:span></text:p>
            <text:p text:style-name="P8"><text:span text:style-name="T2"><text:tab/></text:span><text:span text:style-name="T2">&lt;key&gt;</text:span><text:span text:style-name="T7">CFBundlePackageType</text:span><text:span text:style-name="T2">&lt;/key&gt;</text:span></text:p>
            <text:p text:style-name="P8"><text:span text:style-name="T2"><text:tab/></text:span><text:span text:style-name="T2">&lt;string&gt;</text:span><text:span text:style-name="T7">FMWK</text:span><text:span text:style-name="T2">&lt;/string&gt;</text:span></text:p>
            <text:p><text:span text:style-name="T2"><text:tab/></text:span><text:span text:style-name="T2">&lt;key&gt;CFBundleSignature&lt;/key&gt;</text:span></text:p>
            <text:p><text:span text:style-name="T2"><text:tab/></text:span><text:span text:style-name="T2">&lt;string&gt;????&lt;/string&gt;</text:span></text:p>
            <text:p text:style-name="P8"><text:span text:style-name="T2"><text:tab/></text:span><text:span text:style-name="T2">&lt;key&gt;</text:span><text:span text:style-name="T6">CFBundleVersion</text:span><text:span text:style-name="T2">&lt;/key&gt;</text:span></text:p>
            <text:p text:style-name="P8"><text:span text:style-name="T2"><text:tab/></text:span><text:span text:style-name="T2">&lt;string&gt;</text:span><text:span text:style-name="T6">2.2.3</text:span><text:span text:style-name="T2">&lt;/string&gt;</text:span></text:p>
            <text:p><text:span text:style-name="T2">&lt;/dict&gt;</text:span></text:p>
            <text:p><text:span text:style-name="T2">&lt;/plis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1" draw:text-style-name="P2" draw:layer="layout" svg:width="25.199cm" svg:height="4.293cm" svg:x="1.007cm" svg:y="7.224cm" presentation:class="title" presentation:user-transformed="true">
          <draw:text-box>
            <text:p><text:span text:style-name="T1">Frameworks Reduce Compilation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2" draw:layer="layout" svg:width="25.199cm" svg:height="4.293cm" svg:x="1.008cm" svg:y="7.225cm" presentation:class="title" presentation:user-transformed="true">
          <draw:text-box>
            <text:p><text:span text:style-name="T1">CocoaPods Makes you Care about Versioning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4" draw:layer="layout" svg:width="4.513cm" svg:height="4.513cm" svg:x="8.287cm" svg:y="2.687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You</text:span></text:p>
          </draw:text-box>
        </draw:frame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End Users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2" draw:layer="layout" svg:width="25.199cm" svg:height="3.506cm" svg:x="1.007cm" svg:y="7.617cm" presentation:class="title" presentation:user-transformed="true">
          <draw:text-box>
            <text:p><text:span text:style-name="T1">One More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4" draw:layer="layout" svg:width="25cm" svg:height="7.74cm" svg:x="1.5cm" svg:y="6.6cm">
          <draw:image xlink:href="../images/linker-conflict/1-DuplicateSymbol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1" draw:text-style-name="P2" draw:layer="layout" svg:width="25.199cm" svg:height="4.293cm" svg:x="1.008cm" svg:y="7.224cm" presentation:class="title" presentation:user-transformed="true">
          <draw:text-box>
            <text:p><text:span text:style-name="T1">Never Link Libraries into Other Librar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4" draw:layer="layout" svg:width="4.513cm" svg:height="4.513cm" svg:x="19.3cm" svg:y="2.7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4.887cm" svg:y="7.513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9.2cm" svg:y="11.687cm">
          <draw:image xlink:href="../images/icons/StaticLib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1cm 8.53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674cm 9.43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4" draw:layer="layout" svg:x1="0cm" svg:y1="0cm" svg:x2="28cm" svg:y2="21cm">
          <text:p/>
        </draw:line>
        <draw:line draw:style-name="gr10" draw:text-style-name="P4" draw:layer="layout" svg:x1="0cm" svg:y1="21cm" svg:x2="28cm" svg:y2="0cm">
          <text:p/>
        </draw:lin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4" draw:layer="layout" svg:width="4.513cm" svg:height="4.513cm" svg:x="4.8cm" svg:y="3.6cm">
          <draw:image xlink:href="../images/icons/StaticLib.png" xlink:type="simple" xlink:show="embed" xlink:actuate="onLoad">
            <text:p/>
          </draw:image>
        </draw:frame>
        <draw:frame draw:style-name="gr2" draw:text-style-name="P4" draw:layer="layout" svg:width="4.513cm" svg:height="4.513cm" svg:x="18.8cm" svg:y="7.687cm">
          <draw:image xlink:href="../images/icons/Application.png" xlink:type="simple" xlink:show="embed" xlink:actuate="onLoad">
            <text:p/>
          </draw:image>
        </draw:frame>
        <draw:frame draw:style-name="gr2" draw:text-style-name="P4" draw:layer="layout" svg:width="4.513cm" svg:height="4.513cm" svg:x="5cm" svg:y="14.287cm">
          <draw:image xlink:href="../images/icons/Framework.png" xlink:type="simple" xlink:show="embed" xlink:actuate="onLoad">
            <text:p/>
          </draw:image>
        </draw:frame>
        <draw:custom-shape draw:style-name="gr9" draw:text-style-name="P4" draw:layer="layout" svg:width="9cm" svg:height="1.4cm" draw:transform="rotate (0.439124839801773) translate (10.059cm 14.53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9cm" svg:height="1.4cm" draw:transform="rotate (-0.431096325242599) translate (10.585cm 4.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Use Precompiled Headers</text:span></text:p>
          </draw:text-box>
        </draw:frame>
        <draw:frame draw:style-name="gr2" draw:text-style-name="P4" draw:layer="layout" svg:width="4.513cm" svg:height="4.513cm" svg:x="23cm" svg:y="0.6cm">
          <draw:image xlink:href="../images/icons/StaticLi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11" draw:text-style-name="P10" draw:layer="layout" svg:width="27cm" svg:height="20.217cm" svg:x="0.4cm" svg:y="0.183cm">
          <draw:text-box>
            <text:p text:style-name="P8"><text:span text:style-name="T8">// Pure C headers go here</text:span></text:p>
            <text:p text:style-name="P8"><text:span text:style-name="T9">#include </text:span><text:span text:style-name="T10">&lt;math.h&gt;</text:span></text:p>
            <text:p text:style-name="P8"><text:span text:style-name="T11"/></text:p>
            <text:p text:style-name="P8"><text:span text:style-name="T9">#ifdef __cplusplus</text:span></text:p>
            <text:p text:style-name="P8"><text:span text:style-name="T11"><text:s text:c="4"/></text:span><text:span text:style-name="T8">// Pure C++ headers go here</text:span></text:p>
            <text:p text:style-name="P8"><text:span text:style-name="T9"><text:s text:c="4"/></text:span><text:span text:style-name="T9">#include </text:span><text:span text:style-name="T10">&lt;vector&gt;</text:span></text:p>
            <text:p text:style-name="P8"><text:span text:style-name="T9">#endif</text:span></text:p>
            <text:p text:style-name="P8"><text:span text:style-name="T11"/></text:p>
            <text:p text:style-name="P8"><text:span text:style-name="T9">#ifdef __OBJC__</text:span></text:p>
            <text:p text:style-name="P8"><text:span text:style-name="T9"><text:s text:c="4"/></text:span><text:span text:style-name="T8">// Objective-C headers go here</text:span></text:p>
            <text:p text:style-name="P8"><text:span text:style-name="T9"><text:s text:c="4"/></text:span><text:span text:style-name="T9">#import </text:span><text:span text:style-name="T10">&lt;Foundation/Foundation.h&gt;</text:span></text:p>
            <text:p text:style-name="P8"><text:span text:style-name="T11"/></text:p>
            <text:p text:style-name="P8"><text:span text:style-name="T9"><text:s text:c="4"/></text:span><text:span text:style-name="T9">#ifdef __cplusplus</text:span></text:p>
            <text:p text:style-name="P8"><text:span text:style-name="T9"><text:s text:c="8"/></text:span><text:span text:style-name="T9">#import </text:span><text:span text:style-name="T10">"MyObjectiveCppClass.h"</text:span></text:p>
            <text:p text:style-name="P8"><text:span text:style-name="T9"><text:s text:c="4"/></text:span><text:span text:style-name="T9">#endif</text:span></text:p>
            <text:p text:style-name="P8"><text:span text:style-name="T9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draw:frame draw:style-name="gr12" draw:text-style-name="P11" draw:layer="layout" svg:width="25.415cm" svg:height="4.505cm" svg:x="1cm" svg:y="9.8cm">
          <draw:text-box>
            <text:p text:style-name="P8"><text:span text:style-name="T12">NSDictionary</text:span><text:span text:style-name="T13">* errorMessages;</text:span></text:p>
            <text:p><text:span text:style-name="T12">NSLog</text:span><text:span text:style-name="T13">( </text:span><text:span text:style-name="T14">@"%@"</text:span><text:span text:style-name="T13">, errorMessages[ </text:span><text:span text:style-name="T15">@(</text:span><text:span text:style-name="T13"> errorCode </text:span><text:span text:style-name="T15">)</text:span><text:span text:style-name="T13"> ] <text:s/>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9">
        <draw:frame draw:style-name="gr12" draw:text-style-name="P11" draw:layer="layout" svg:width="25.415cm" svg:height="4.505cm" svg:x="1.385cm" svg:y="8.295cm">
          <draw:text-box>
            <text:p text:style-name="P8"><text:span text:style-name="T12">std</text:span><text:span text:style-name="T13">::</text:span><text:span text:style-name="T12">map</text:span><text:span text:style-name="T13">&lt; </text:span><text:span text:style-name="T12">NSInteger</text:span><text:span text:style-name="T13">, </text:span><text:span text:style-name="T12">NSString</text:span><text:span text:style-name="T13">* &gt; errorMessages;</text:span></text:p>
            <text:p><text:span text:style-name="T12">NSLog</text:span><text:span text:style-name="T13">( </text:span><text:span text:style-name="T14">@"%@"</text:span><text:span text:style-name="T13">, errorMessages[ errorCode ] 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8" draw:text-style-name="P11" draw:layer="layout" svg:width="27.2cm" svg:height="20.4cm" svg:x="0.4cm" svg:y="0.2cm">
          <draw:text-box>
            <text:p text:style-name="P8"><text:span text:style-name="T16">void</text:span><text:span text:style-name="T17"> bad(</text:span><text:span text:style-name="T16">const</text:span><text:span text:style-name="T17"> </text:span><text:span text:style-name="T16">char</text:span><text:span text:style-name="T17">* p)</text:span></text:p>
            <text:p text:style-name="P8"><text:span text:style-name="T17">{</text:span></text:p>
            <text:p text:style-name="P8"><text:span text:style-name="T17"><text:s text:c="4"/></text:span><text:span text:style-name="T18">FILE</text:span><text:span text:style-name="T17">* fh = </text:span><text:span text:style-name="T18">fopen</text:span><text:span text:style-name="T17">(p,</text:span><text:span text:style-name="T7">"r"</text:span><text:span text:style-name="T17">); </text:span><text:span text:style-name="T19">// acquire</text:span></text:p>
            <text:p text:style-name="P8"><text:span text:style-name="T17"><text:s text:c="4"/></text:span></text:p>
            <text:p text:style-name="P8"><text:span text:style-name="T17"><text:s text:c="4"/></text:span></text:p>
            <text:p text:style-name="P8"><text:span text:style-name="T17"><text:s text:c="4"/></text:span><text:span text:style-name="T19">// use f</text:span></text:p>
            <text:p text:style-name="P8"><text:span text:style-name="T17"><text:s text:c="4"/></text:span><text:span text:style-name="T16">if</text:span><text:span text:style-name="T17"> ( someCondition )</text:span></text:p>
            <text:p text:style-name="P8"><text:span text:style-name="T17"><text:s text:c="4"/></text:span><text:span text:style-name="T17">{</text:span></text:p>
            <text:p text:style-name="P8"><text:span text:style-name="T17"><text:s text:c="8"/></text:span><text:span text:style-name="T19">// Oops! File handle leaks</text:span></text:p>
            <text:p text:style-name="P8"><text:span text:style-name="T17"><text:s text:c="8"/></text:span><text:span text:style-name="T16">return</text:span><text:span text:style-name="T17">;</text:span></text:p>
            <text:p text:style-name="P8"><text:span text:style-name="T17"><text:s text:c="4"/></text:span><text:span text:style-name="T17">}</text:span></text:p>
            <text:p text:style-name="P8"><text:span text:style-name="T17"/></text:p>
            <text:p text:style-name="P8"><text:span text:style-name="T17"><text:s text:c="4"/></text:span><text:span text:style-name="T18">fclose</text:span><text:span text:style-name="T17">( fh ); </text:span><text:span text:style-name="T19">// release</text:span></text:p>
            <text:p text:style-name="P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13" draw:text-style-name="P12" draw:layer="layout" svg:width="27.6cm" svg:height="20.8cm" svg:x="0.2cm" svg:y="0cm">
          <draw:text-box>
            <text:p text:style-name="P8"><text:span text:style-name="T20">void</text:span><text:span text:style-name="T21"> good(</text:span><text:span text:style-name="T20">const</text:span><text:span text:style-name="T21"> </text:span><text:span text:style-name="T20">char</text:span><text:span text:style-name="T21">* p)</text:span></text:p>
            <text:p text:style-name="P8"><text:span text:style-name="T21">{</text:span></text:p>
            <text:p text:style-name="P8"><text:span text:style-name="T21"><text:s text:c="4"/></text:span><text:span text:style-name="T22">FILE</text:span><text:span text:style-name="T21">* fh = </text:span><text:span text:style-name="T22">fopen</text:span><text:span text:style-name="T21">(p,</text:span><text:span text:style-name="T23">"r"</text:span><text:span text:style-name="T21">); </text:span><text:span text:style-name="T24">// acquire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the block to perform cleanup actions</text:span></text:p>
            <text:p text:style-name="P8"><text:span text:style-name="T21"><text:s text:c="4"/></text:span><text:span text:style-name="T21">GuardCallbackBlock releaseBlock_ = ^</text:span><text:span text:style-name="T20">void</text:span><text:span text:style-name="T21">( </text:span><text:span text:style-name="T20">void</text:span><text:span text:style-name="T21">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1">fclose( fh );</text:span></text:p>
            <text:p text:style-name="P8"><text:span text:style-name="T21"><text:s text:c="4"/></text:span><text:span text:style-name="T21">};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creating a guard</text:span></text:p>
            <text:p text:style-name="P8"><text:span text:style-name="T21"><text:s text:c="4"/></text:span><text:span text:style-name="T21">ObjcScopedGuard guard( releaseBlock_ );</text:span></text:p>
            <text:p text:style-name="P8"><text:span text:style-name="T25"><text:s text:c="4"/></text:span></text:p>
            <text:p text:style-name="P8"><text:span text:style-name="T21"><text:s text:c="4"/></text:span><text:span text:style-name="T20">if</text:span><text:span text:style-name="T21"> ( someCondition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4">// Now the scoped guard will release the resource</text:span></text:p>
            <text:p text:style-name="P8"><text:span text:style-name="T21"><text:s text:c="8"/></text:span><text:span text:style-name="T20">return</text:span><text:span text:style-name="T21">;</text:span></text:p>
            <text:p text:style-name="P8"><text:span text:style-name="T21"><text:s text:c="4"/></text:span><text:span text:style-name="T21">}</text:span></text:p>
            <text:p text:style-name="P8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4" draw:text-style-name="P2" draw:layer="layout" svg:width="22.498cm" svg:height="4.338cm" svg:x="2.6cm" svg:y="2.862cm">
          <draw:text-box>
            <text:p text:style-name="P8"><text:span text:style-name="T26">malloc()</text:span></text:p>
          </draw:text-box>
        </draw:frame>
        <draw:frame presentation:style-name="pr4" draw:text-style-name="P2" draw:layer="layout" svg:width="27cm" svg:height="4.338cm" svg:x="0.6cm" svg:y="13cm">
          <draw:text-box>
            <text:p text:style-name="P8"><text:span text:style-name="T1">std::</text:span><text:span text:style-name="T27">vector</text:span><text:span text:style-name="T1">&lt;</text:span><text:span text:style-name="T28">unsigned char</text:span><text:span text:style-name="T1">&gt;</text:span></text:p>
          </draw:text-box>
        </draw:frame>
        <draw:line draw:style-name="gr7" draw:text-style-name="P4" draw:layer="layout" svg:x1="13.6cm" svg:y1="6cm" svg:x2="8.6cm" svg:y2="14.2cm">
          <text:p/>
        </draw:lin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2" draw:text-style-name="P4" draw:layer="layout" svg:width="6.18cm" svg:height="5cm" svg:x="0.8cm" svg:y="12.4cm">
          <draw:image xlink:href="../images/CocoaPods/cocoapods-logo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3.2cm" svg:y="13.294cm" presentation:class="title" presentation:user-transformed="true">
          <draw:text-box>
            <text:p><text:span text:style-name="T1">For Distribution</text:span></text:p>
          </draw:text-box>
        </draw:frame>
        <draw:frame draw:style-name="gr2" draw:text-style-name="P4" draw:layer="layout" svg:width="4.513cm" svg:height="4.513cm" svg:x="7.9cm" svg:y="12.687cm">
          <draw:image xlink:href="../images/icons/Framework.png" xlink:type="simple" xlink:show="embed" xlink:actuate="onLoad">
            <text:p/>
          </draw:image>
        </draw:frame>
        <draw:frame draw:style-name="gr2" draw:text-style-name="P4" draw:layer="layout" svg:width="4.513cm" svg:height="4.513cm" svg:x="1.687cm" svg:y="2.4cm">
          <draw:image xlink:href="../images/icons/StaticLib.png" xlink:type="simple" xlink:show="embed" xlink:actuate="onLoad">
            <text:p/>
          </draw:image>
        </draw:frame>
        <draw:frame presentation:style-name="pr1" draw:text-style-name="P2" draw:layer="layout" svg:width="14.392cm" svg:height="3.506cm" svg:x="11.4cm" svg:y="2.494cm" presentation:class="title" presentation:user-transformed="true">
          <draw:text-box>
            <text:p><text:span text:style-name="T1">For Development</text:span></text:p>
          </draw:text-box>
        </draw:frame>
        <draw:frame presentation:style-name="pr1" draw:text-style-name="P2" draw:layer="layout" svg:width="14.392cm" svg:height="3.506cm" svg:x="11.208cm" svg:y="6.2cm" presentation:class="title" presentation:user-transformed="true">
          <draw:text-box>
            <text:p><text:span text:style-name="T1">and 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15T11:29:11.144139000</dc:date>
    <meta:editing-duration>PT8H30M8S</meta:editing-duration>
    <meta:editing-cycles>148</meta:editing-cycles>
    <meta:generator>LibreOffice/4.1.1.2$MacOSX_x86 LibreOffice_project/7e4286b58adc75a14f6d83f53a03b6c11fa2903</meta:generator>
    <meta:document-statistic meta:object-count="265"/>
  </office:meta>
</office:document-meta>
</file>